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officeooo:rsid="0015b9b5" officeooo:paragraph-rsid="00189e5c" style:font-size-asian="11pt" style:font-size-complex="11pt"/>
    </style:style>
    <style:style style:name="P2" style:family="paragraph" style:parent-style-name="Standard">
      <style:text-properties fo:font-size="11pt" officeooo:rsid="0015b9b5" officeooo:paragraph-rsid="0015b9b5" style:font-size-asian="11pt" style:font-size-complex="11pt"/>
    </style:style>
    <style:style style:name="P3" style:family="paragraph" style:parent-style-name="Standard">
      <style:text-properties fo:font-size="11pt" officeooo:rsid="0015b9b5" officeooo:paragraph-rsid="001721bc" style:font-size-asian="11pt" style:font-size-complex="11pt"/>
    </style:style>
    <style:style style:name="P4" style:family="paragraph" style:parent-style-name="Standard">
      <style:text-properties fo:font-size="11pt" officeooo:rsid="00164827" officeooo:paragraph-rsid="00164827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officeooo:rsid="00164827" officeooo:paragraph-rsid="00164827" style:font-size-asian="11pt" style:font-size-complex="11pt"/>
    </style:style>
    <style:style style:name="P6" style:family="paragraph" style:parent-style-name="Standard">
      <style:text-properties fo:font-size="11pt" officeooo:rsid="001721bc" officeooo:paragraph-rsid="001721bc" style:font-size-asian="11pt" style:font-size-complex="11pt"/>
    </style:style>
    <style:style style:name="P7" style:family="paragraph" style:parent-style-name="Standard">
      <style:text-properties fo:font-size="11pt" officeooo:rsid="00191866" officeooo:paragraph-rsid="00164827" style:font-size-asian="11pt" style:font-size-complex="11pt"/>
    </style:style>
    <style:style style:name="P8" style:family="paragraph" style:parent-style-name="Standard">
      <style:text-properties fo:font-size="11pt" fo:font-style="italic" style:text-underline-style="solid" style:text-underline-width="auto" style:text-underline-color="font-color" officeooo:rsid="001721bc" officeooo:paragraph-rsid="001721bc" style:font-size-asian="11pt" style:font-style-asian="italic" style:font-size-complex="11pt" style:font-style-complex="italic"/>
    </style:style>
    <style:style style:name="P9" style:family="paragraph" style:parent-style-name="Standard">
      <style:text-properties fo:font-size="11pt" fo:font-style="italic" style:text-underline-style="solid" style:text-underline-width="auto" style:text-underline-color="font-color" officeooo:rsid="0015b9b5" officeooo:paragraph-rsid="001721bc" style:font-size-asian="11pt" style:font-style-asian="italic" style:font-size-complex="11pt" style:font-style-complex="italic"/>
    </style:style>
    <style:style style:name="P10" style:family="paragraph" style:parent-style-name="Standard">
      <style:text-properties fo:font-size="11pt" fo:font-style="italic" style:text-underline-style="solid" style:text-underline-width="auto" style:text-underline-color="font-color" fo:font-weight="bold" officeooo:rsid="001721bc" officeooo:paragraph-rsid="001721bc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text-properties fo:font-size="11pt" fo:font-style="italic" officeooo:rsid="001721bc" officeooo:paragraph-rsid="001721bc" style:font-size-asian="11pt" style:font-style-asian="italic" style:font-size-complex="11pt" style:font-style-complex="italic"/>
    </style:style>
    <style:style style:name="P12" style:family="paragraph" style:parent-style-name="Standard">
      <style:text-properties fo:font-size="11pt" fo:font-style="italic" officeooo:rsid="00189e5c" officeooo:paragraph-rsid="00189e5c" style:font-size-asian="11pt" style:font-style-asian="italic" style:font-size-complex="11pt" style:font-style-complex="italic"/>
    </style:style>
    <style:style style:name="P13" style:family="paragraph" style:parent-style-name="Standard">
      <style:text-properties fo:font-size="11pt" fo:font-style="normal" officeooo:rsid="001721bc" officeooo:paragraph-rsid="001721bc" style:font-size-asian="11pt" style:font-style-asian="normal" style:font-size-complex="11pt" style:font-style-complex="normal"/>
    </style:style>
    <style:style style:name="P14" style:family="paragraph" style:parent-style-name="Standard">
      <style:text-properties fo:font-size="11pt" fo:font-style="normal" style:text-underline-style="none" officeooo:rsid="0015b9b5" officeooo:paragraph-rsid="001721b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5b9b5" officeooo:paragraph-rsid="00189e5c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91866" officeooo:paragraph-rsid="00191866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89e5c" officeooo:paragraph-rsid="00189e5c" style:font-size-asian="11pt" style:font-weight-asian="bold" style:font-size-complex="11pt" style:font-weight-complex="bold"/>
    </style:style>
    <style:style style:name="T1" style:family="text">
      <style:text-properties officeooo:rsid="0015b9b5"/>
    </style:style>
    <style:style style:name="T2" style:family="text">
      <style:text-properties officeooo:rsid="0016482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16482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91866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9e5c" style:font-weight-asian="bold" style:font-weight-complex="bold"/>
    </style:style>
    <style:style style:name="T8" style:family="text">
      <style:text-properties fo:color="#c9211e" loext:opacity="100%" officeooo:rsid="0015b9b5"/>
    </style:style>
    <style:style style:name="T9" style:family="text">
      <style:text-properties fo:color="#000000" loext:opacity="100%" officeooo:rsid="0015b9b5"/>
    </style:style>
    <style:style style:name="T10" style:family="text">
      <style:text-properties fo:color="#000000" loext:opacity="100%" fo:font-style="italic" fo:font-weight="bold" officeooo:rsid="0015b9b5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721bc" style:font-style-asian="italic" style:font-weight-asian="bold" style:font-style-complex="italic" style:font-weight-complex="bold"/>
    </style:style>
    <style:style style:name="T12" style:family="text">
      <style:text-properties officeooo:rsid="001721bc"/>
    </style:style>
    <style:style style:name="T13" style:family="text">
      <style:text-properties style:text-underline-style="none" officeooo:rsid="001721bc"/>
    </style:style>
    <style:style style:name="T14" style:family="text">
      <style:text-properties style:text-underline-style="none" officeooo:rsid="00192642"/>
    </style:style>
    <style:style style:name="T15" style:family="text">
      <style:text-properties officeooo:rsid="00189e5c"/>
    </style:style>
    <style:style style:name="T16" style:family="text">
      <style:text-properties officeooo:rsid="00192642"/>
    </style:style>
    <style:style style:name="T17" style:family="text">
      <style:text-properties fo:font-weight="normal" officeooo:rsid="00192642" style:font-weight-asian="normal" style:font-weight-complex="normal"/>
    </style:style>
    <style:style style:name="T18" style:family="text">
      <style:text-properties officeooo:rsid="001b20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XERCICE</text:p>
      <text:p text:style-name="P15"/>
      <text:p text:style-name="P1"><text:span text:style-name="T4">Objectif :</text:span><text:span text:style-name="T2">Créer un formulaire de création d’article demandant un titre et un contenu.</text:span></text:p>
      <text:p text:style-name="P4"/>
      <text:p text:style-name="P4">Si vous vous sentez vraiment à l’aise avec toutes les notions vues cette semaine, vous pouvez essayer de faire l’exercice sans lire le pas à pas ci-dessous.</text:p>
      <text:p text:style-name="P4">Si vous êtes confiant, afin de na pas vous perdre, pensez toujours <text:s/>à suivre <text:span text:style-name="T9">le</text:span><text:span text:style-name="T8"> </text:span><text:span text:style-name="T10">fil de la requête </text:span><text:span text:style-name="T9">: </text:span><text:span text:style-name="T8">routeur→contrôleur→modèle→contrôleur→vue.</text:span></text:p>
      <text:p text:style-name="P17"/>
      <text:p text:style-name="P17">PAS A PAS</text:p>
      <text:p text:style-name="P10">Création de la requête 1</text:p>
      <text:p text:style-name="P2">1) Créer sur la page d’affichage de tous les articles (/post), un lien pour ajouter un nouvel article.</text:p>
      <text:p text:style-name="P2">→ Ce <text:span text:style-name="T16">lien</text:span> est celui qui va créer la requête pour demander à créer un nouvel article.</text:p>
      <text:p text:style-name="P2">→ Choisir astucieusement le href de ce lien.</text:p>
      <text:p text:style-name="P2"/>
      <text:p text:style-name="P8">Routeur</text:p>
      <text:p text:style-name="P2">2) Modifier ensuite le routeur (si besoin).</text:p>
      <text:p text:style-name="P2"/>
      <text:p text:style-name="P8">Contrôleur</text:p>
      <text:p text:style-name="P2">3) Créer un nouveau contrôleur et une nouvelle méthode <text:span text:style-name="T2">(</text:span>ou une nouvelle méthode dans un contrôleur existant<text:span text:style-name="T2">)</text:span>.</text:p>
      <text:p text:style-name="P2"/>
      <text:p text:style-name="P11"><text:span text:style-name="T3">Vue</text:span> - ici il n’y pas de donnée à récupérer au prêt du modèle, <text:span text:style-name="T16">donc pas d’interaction avec le modèle.</text:span></text:p>
      <text:p text:style-name="P2">4) Dans ce<text:span text:style-name="T2">tte méthode</text:span> Appel<text:span text:style-name="T16">ez</text:span> une vue qui affiche le formulaire de création d’article demandant un titre et un contenu.</text:p>
      <text:p text:style-name="P2"/>
      <text:p text:style-name="P4">5) créez cette vue affichant le<text:span text:style-name="T1"> formulaire </text:span>en prenant soin de <text:span text:style-name="T1">choisi</text:span>r <text:span text:style-name="T1">la méthode POST et </text:span>de <text:span text:style-name="T1">définir une action renvoyant vers la méthode </text:span>créée<text:span text:style-name="T1"> dans 3) :</text:span></text:p>
      <text:p text:style-name="P4"><text:span text:style-name="T1">&lt;form method= ‘POST’ action= ‘url_</text:span>renvoyant_vers_la_méthode_du_3<text:span text:style-name="T1">’&gt;</text:span></text:p>
      <text:p text:style-name="P2"/>
      <text:p text:style-name="P10">Création de la requête 2</text:p>
      <text:p text:style-name="P13">la soumission du formulaire entraîne la création d’une nouvelle requête.</text:p>
      <text:p text:style-name="P8"/>
      <text:p text:style-name="P8">Routeur</text:p>
      <text:p text:style-name="P14"><text:span text:style-name="T12">6) </text:span><text:s/>Modifie<text:span text:style-name="T15">z</text:span> ensuite le routeur (si besoin).</text:p>
      <text:p text:style-name="P9"/>
      <text:p text:style-name="P8">Contrôleur</text:p>
      <text:p text:style-name="P2"><text:span text:style-name="T12">7</text:span>) Ajoutez dans la méthode définie en 3) une condition qui permet de voir si le formulaire a été soumi<text:span text:style-name="T18">s</text:span>.</text:p>
      <text:p text:style-name="P6"><text:span text:style-name="T1">Dans cette condition, vérifie</text:span><text:span text:style-name="T16">z</text:span><text:span text:style-name="T1"> que </text:span><text:span text:style-name="T16">TOUS les </text:span><text:span text:style-name="T1">champs titre et contenu sont bien rempli</text:span><text:span text:style-name="T15">s</text:span><text:span text:style-name="T1">.</text:span></text:p>
      <text:p text:style-name="P2"/>
      <text:p text:style-name="P12"><text:tab/><text:span text:style-name="T6">→ Scénario 1 : </text:span><text:span text:style-name="T17">Tous les champs sont remplis</text:span></text:p>
      <text:p text:style-name="P8">Modèle</text:p>
      <text:p text:style-name="P3"><text:span text:style-name="T12">8) </text:span><text:span text:style-name="T16">E</text:span>nregistre<text:span text:style-name="T16">z</text:span> en base de donné<text:span text:style-name="T16">es</text:span> l’article <text:span text:style-name="T12">(travail sur le </text:span><text:span text:style-name="T11">modèle</text:span><text:span text:style-name="T12"> à réaliser)</text:span></text:p>
      <text:p text:style-name="P8"/>
      <text:p text:style-name="P8">Vue</text:p>
      <text:p text:style-name="P3"><text:span text:style-name="T12">9) E</text:span>t redirig<text:span text:style-name="T16">ez</text:span> vers l’affichage de cet article.</text:p>
      <text:p text:style-name="P3"/>
      <text:p text:style-name="P3"><text:tab/><text:span text:style-name="T6">→ </text:span><text:span text:style-name="T7">S</text:span><text:span text:style-name="T6">cénario</text:span><text:span text:style-name="T7"> 2 : </text:span><text:span text:style-name="T17">Tous les champs ne sont pas remplis</text:span></text:p>
      <text:p text:style-name="P9"><text:span text:style-name="T12">Vue</text:span><text:span text:style-name="T13"> - ici il n’y pas d’</text:span><text:span text:style-name="T14">interaction avec le modèl</text:span><text:span text:style-name="T13">e</text:span></text:p>
      <text:p text:style-name="P3"><text:span text:style-name="T12">10) </text:span><text:span text:style-name="T16">R</text:span>edirig<text:span text:style-name="T16">ez</text:span> vers le formulaire.</text:p>
      <text:p text:style-name="P2"/>
      <text:p text:style-name="P5"><text:span text:style-name="T5">OPTIONNEL</text:span> </text:p>
      <text:p text:style-name="P4">- Faites des vérifications poussées sur les champs du formulaire (type, taille, etc.).</text:p>
      <text:p text:style-name="P4">- Si les champs ne sont pas valables, ré-affich<text:span text:style-name="T15">ez</text:span> le formulaire pré-rempli avec les anciennes saisies.</text:p>
      <text:p text:style-name="P4">- Affiche<text:span text:style-name="T15">z</text:span> un message expliquant pourquoi <text:span text:style-name="T16">tel</text:span> champs n’a pas été validé.</text:p>
      <text:p text:style-name="P7">- Sur la page d’un article : <text:tab/><text:span text:style-name="T16">Implémentez la fonctionnalité permettant </text:span>la suppression d’<text:span text:style-name="T16">un </text:span>article.</text:p>
      <text:p text:style-name="P7"><text:tab/><text:tab/><text:tab/><text:tab/><text:span text:style-name="T16">Implémentez la fonctionnalité permettant </text:span>la modification d’<text:span text:style-name="T16">un </text:span>artic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22:20:34.262000000</meta:creation-date>
    <dc:date>2022-09-30T17:15:16.529000000</dc:date>
    <meta:editing-duration>PT26M3S</meta:editing-duration>
    <meta:editing-cycles>6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8" meta:word-count="393" meta:character-count="2361" meta:non-whitespace-character-count="1996"/>
  </office:meta>
</office:document-meta>
</file>